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28ce"/>
    </style:style>
    <style:style style:name="P2" style:family="paragraph" style:parent-style-name="Heading_20_2">
      <style:text-properties officeooo:rsid="0003aeff" officeooo:paragraph-rsid="0003aeff"/>
    </style:style>
    <style:style style:name="P3" style:family="paragraph" style:parent-style-name="Heading_20_2">
      <style:text-properties officeooo:paragraph-rsid="000a573b"/>
    </style:style>
    <style:style style:name="P4" style:family="paragraph" style:parent-style-name="Heading_20_2">
      <style:text-properties officeooo:paragraph-rsid="000c3cbf"/>
    </style:style>
    <style:style style:name="P5" style:family="paragraph" style:parent-style-name="Heading_20_1">
      <style:text-properties officeooo:rsid="000228ce" officeooo:paragraph-rsid="000c3cbf"/>
    </style:style>
    <style:style style:name="P6" style:family="paragraph" style:parent-style-name="Heading_20_3">
      <style:text-properties officeooo:rsid="0003aeff" officeooo:paragraph-rsid="0003aeff"/>
    </style:style>
    <style:style style:name="P7" style:family="paragraph" style:parent-style-name="Heading_20_3">
      <style:text-properties officeooo:paragraph-rsid="0003aeff"/>
    </style:style>
    <style:style style:name="P8" style:family="paragraph" style:parent-style-name="Heading_20_3">
      <style:text-properties officeooo:paragraph-rsid="000851fc"/>
    </style:style>
    <style:style style:name="P9" style:family="paragraph" style:parent-style-name="Heading_20_3">
      <style:text-properties officeooo:paragraph-rsid="000c3cbf"/>
    </style:style>
    <style:style style:name="P10" style:family="paragraph" style:parent-style-name="Heading_20_4">
      <style:text-properties officeooo:paragraph-rsid="000851fc"/>
    </style:style>
    <style:style style:name="T1" style:family="text">
      <style:text-properties officeooo:rsid="000851fc"/>
    </style:style>
    <style:style style:name="T2" style:family="text">
      <style:text-properties officeooo:rsid="0009c95b"/>
    </style:style>
    <style:style style:name="T3" style:family="text">
      <style:text-properties officeooo:rsid="000a57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Uso básico del equipo. Apuntes</text:h>
      <text:h text:style-name="Heading_20_2" text:outline-level="2">1. El terminal</text:h>
      <text:h text:style-name="P9" text:outline-level="3"><text:span text:style-name="T1">1.1 </text:span>Prompt del sistema</text:h>
      <text:h text:style-name="Heading_20_4" text:outline-level="4"><text:span text:style-name="T1">2. E</text:span>l sistema de archivos</text:h>
      <text:h text:style-name="P10" text:outline-level="4"><text:bookmark-start text:name="__RefHeading___Toc282_1414658747"/><text:span text:style-name="T1">2.1 N</text:span>autilus<text:bookmark-end text:name="__RefHeading___Toc282_1414658747"/></text:h>
      <text:h text:style-name="P8" text:outline-level="3"><text:bookmark-start text:name="__RefHeading___Toc284_1414658747"/><text:span text:style-name="T1">2.2 </text:span>Jerarquía estándar de carpetas<text:bookmark-end text:name="__RefHeading___Toc284_1414658747"/></text:h>
      <text:h text:style-name="P8" text:outline-level="3"><text:bookmark-start text:name="__RefHeading___Toc286_1414658747"/>Carpeta raíz /<text:bookmark-end text:name="__RefHeading___Toc286_1414658747"/></text:h>
      <text:h text:style-name="Heading_20_4" text:outline-level="4"><text:bookmark-start text:name="__RefHeading___Toc288_1414658747"/>Carpeta home del usuario<text:bookmark-end text:name="__RefHeading___Toc288_1414658747"/></text:h>
      <text:h text:style-name="Heading_20_4" text:outline-level="4"><text:bookmark-start text:name="__RefHeading___Toc290_1414658747"/>Carpetas estándar del usuario<text:bookmark-end text:name="__RefHeading___Toc290_1414658747"/></text:h>
      <text:h text:style-name="Heading_20_4" text:outline-level="4"><text:bookmark-start text:name="__RefHeading___Toc292_1414658747"/><text:span text:style-name="T2">2.3 </text:span>Desde el terminal<text:bookmark-end text:name="__RefHeading___Toc292_1414658747"/></text:h>
      <text:h text:style-name="Heading_20_2" text:outline-level="2"><text:bookmark-start text:name="__RefHeading___Toc294_1414658747"/><text:span text:style-name="T2">3. </text:span>Gestión de software<text:bookmark-end text:name="__RefHeading___Toc294_1414658747"/></text:h>
      <text:h text:style-name="Heading_20_3" text:outline-level="3"><text:bookmark-start text:name="__RefHeading___Toc296_1414658747"/><text:span text:style-name="T2">3.1 </text:span>Repositorios<text:bookmark-end text:name="__RefHeading___Toc296_1414658747"/></text:h>
      <text:h text:style-name="Heading_20_3" text:outline-level="3"><text:bookmark-start text:name="__RefHeading___Toc298_1414658747"/><text:span text:style-name="T2">3.2 </text:span>Actualización de la lista de paquetes disponibles<text:bookmark-end text:name="__RefHeading___Toc298_1414658747"/></text:h>
      <text:h text:style-name="Heading_20_3" text:outline-level="3"><text:bookmark-start text:name="__RefHeading___Toc300_1414658747"/><text:span text:style-name="T2">3.3 </text:span>Instalación de software<text:bookmark-end text:name="__RefHeading___Toc300_1414658747"/></text:h>
      <text:h text:style-name="P2" text:outline-level="2"><text:bookmark-start text:name="__RefHeading___Toc302_1414658747"/><text:span text:style-name="T2">4. </text:span>Herramientas<text:bookmark-end text:name="__RefHeading___Toc302_1414658747"/></text:h>
      <text:h text:style-name="P6" text:outline-level="3"><text:bookmark-start text:name="__RefHeading___Toc304_1414658747"/><text:span text:style-name="T2">4.1 </text:span>Lanzadores de aplicaciones<text:bookmark-end text:name="__RefHeading___Toc304_1414658747"/></text:h>
      <text:h text:style-name="P7" text:outline-level="3"><text:bookmark-start text:name="__RefHeading___Toc306_1414658747"/><text:span text:style-name="T2">4.2 Captura de pantallas</text:span><text:bookmark-end text:name="__RefHeading___Toc306_1414658747"/></text:h>
      <text:h text:style-name="P3" text:outline-level="2"><text:bookmark-start text:name="__RefHeading___Toc308_1414658747"/><text:span text:style-name="T2">5. Cambio del nombre del equipo</text:span><text:bookmark-end text:name="__RefHeading___Toc308_1414658747"/></text:h>
      <text:h text:style-name="P9" text:outline-level="3">5.1 Ejecutando tareas administrativas</text:h>
      <text:h text:style-name="P4" text:outline-level="2"><text:span text:style-name="T3">6. </text:span>Configuración de la red</text:h>
      <text:h text:style-name="P4" text:outline-level="2"><text:span text:style-name="T3">7. </text:span>Acceso remoto</text:h>
      <text:h text:style-name="P9" text:outline-level="3"><text:span text:style-name="T3">7.1 </text:span>Acceso por ssh desde el terminal</text:h>
      <text:h text:style-name="P9" text:outline-level="3"><text:span text:style-name="T3">7.2 </text:span>Acceso por ssh desde el explorador de archivos</text:h>
      <text:h text:style-name="P9" text:outline-level="3"><text:span text:style-name="T3">7.3 </text:span>Acceso al NAS por Samba <text:span text:style-name="T3">desde Nautilus</text:span></text:h>
      <text:h text:style-name="Heading_20_4" text:outline-level="4"><text:soft-page-break/>Accediendo a intercambio</text:h>
      <text:h text:style-name="Heading_20_4" text:outline-level="4"><text:bookmark-start text:name="__RefHeading___Toc322_1414658747"/>Accediendo a modulos<text:bookmark-end text:name="__RefHeading___Toc322_1414658747"/></text:h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20:48:53.877959404</meta:creation-date>
    <dc:date>2015-09-15T21:54:43.910006494</dc:date>
    <meta:editing-duration>PT1H5M48S</meta:editing-duration>
    <meta:editing-cycles>8</meta:editing-cycles>
    <meta:generator>LibreOffice/5.0.0.5$Linux_X86_64 LibreOffice_project/00m0$Build-5</meta:generator>
    <meta:document-statistic meta:table-count="0" meta:image-count="0" meta:object-count="0" meta:page-count="2" meta:paragraph-count="26" meta:word-count="115" meta:character-count="694" meta:non-whitespace-character-count="605"/>
  </office:meta>
</office:document-meta>
</file>